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55pt"/>
    </style:style>
    <style:style style:name="co2" style:family="table-column">
      <style:table-column-properties fo:break-before="auto" style:column-width="75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07.04pt"/>
    </style:style>
    <style:style style:name="co6" style:family="table-column">
      <style:table-column-properties fo:break-before="auto" style:column-width="83.4pt"/>
    </style:style>
    <style:style style:name="co7" style:family="table-column">
      <style:table-column-properties fo:break-before="auto" style:column-width="90.85pt"/>
    </style:style>
    <style:style style:name="co8" style:family="table-column">
      <style:table-column-properties fo:break-before="auto" style:column-width="12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B10"/>
      <style:map style:condition="cell-content()&lt;[.K3]" style:apply-style-name="Bad" style:base-cell-address="Sheet1.B10"/>
    </style:style>
    <style:style style:name="ce5" style:family="table-cell" style:parent-style-name="Default">
      <style:map style:condition="cell-content()&gt;[.H3]" style:apply-style-name="Good" style:base-cell-address="Sheet1.B11"/>
      <style:map style:condition="cell-content()&lt;[.H3]" style:apply-style-name="Bad" style:base-cell-address="Sheet1.B11"/>
    </style:style>
    <style:style style:name="ce6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B18"/>
      <style:map style:condition="cell-content()&lt;[.K4]" style:apply-style-name="Bad" style:base-cell-address="Sheet1.B18"/>
    </style:style>
    <style:style style:name="ce7" style:family="table-cell" style:parent-style-name="Default">
      <style:map style:condition="cell-content()&gt;[.H4]" style:apply-style-name="Good" style:base-cell-address="Sheet1.B19"/>
      <style:map style:condition="cell-content()&lt;[.H4]" style:apply-style-name="Bad" style:base-cell-address="Sheet1.B19"/>
    </style:style>
    <style:style style:name="ce21" style:family="table-cell" style:parent-style-name="Default">
      <style:table-cell-properties fo:border-bottom="none" fo:border-left="none" fo:border-right="none" fo:border-top="0.99pt solid #000000"/>
      <style:map style:condition="cell-content()&gt;=[.K5]" style:apply-style-name="Good" style:base-cell-address="Sheet1.B27"/>
      <style:map style:condition="cell-content()&lt;[.K5]" style:apply-style-name="Bad" style:base-cell-address="Sheet1.B27"/>
    </style:style>
    <style:style style:name="ce22" style:family="table-cell" style:parent-style-name="Default">
      <style:map style:condition="cell-content()&gt;[.H5]" style:apply-style-name="Good" style:base-cell-address="Sheet1.B28"/>
      <style:map style:condition="cell-content()&lt;[.H5]" style:apply-style-name="Bad" style:base-cell-address="Sheet1.B28"/>
    </style:style>
    <style:style style:name="ce8" style:family="table-cell" style:parent-style-name="Default">
      <style:table-cell-properties fo:border-bottom="none" fo:border-left="none" fo:border-right="none" fo:border-top="0.99pt solid #000000"/>
      <style:map style:condition="cell-content()&gt;=[.K3]" style:apply-style-name="Good" style:base-cell-address="Sheet1.C10"/>
      <style:map style:condition="cell-content()&lt;[.K3]" style:apply-style-name="Bad" style:base-cell-address="Sheet1.C10"/>
    </style:style>
    <style:style style:name="ce9" style:family="table-cell" style:parent-style-name="Default">
      <style:map style:condition="cell-content()&lt;[.H3]" style:apply-style-name="Bad" style:base-cell-address="Sheet1.C11"/>
      <style:map style:condition="cell-content()&gt;=[.H3]" style:apply-style-name="Good" style:base-cell-address="Sheet1.C11"/>
    </style:style>
    <style:style style:name="ce10" style:family="table-cell" style:parent-style-name="Default">
      <style:table-cell-properties fo:border-bottom="none" fo:border-left="none" fo:border-right="none" fo:border-top="0.99pt solid #000000"/>
      <style:map style:condition="cell-content()&gt;=[.K4]" style:apply-style-name="Good" style:base-cell-address="Sheet1.C18"/>
      <style:map style:condition="cell-content()&lt;[.K4]" style:apply-style-name="Bad" style:base-cell-address="Sheet1.C18"/>
    </style:style>
    <style:style style:name="ce11" style:family="table-cell" style:parent-style-name="Default">
      <style:map style:condition="cell-content()&lt;[.H4]" style:apply-style-name="Bad" style:base-cell-address="Sheet1.C19"/>
      <style:map style:condition="cell-content()&gt;=[.H4]" style:apply-style-name="Good" style:base-cell-address="Sheet1.C19"/>
    </style:style>
    <style:style style:name="ce27" style:family="table-cell" style:parent-style-name="Default">
      <style:table-cell-properties fo:border-bottom="none" fo:border-left="none" fo:border-right="none" fo:border-top="0.99pt solid #000000"/>
      <style:map style:condition="cell-content()&gt;=[.K5]" style:apply-style-name="Good" style:base-cell-address="Sheet1.C27"/>
      <style:map style:condition="cell-content()&lt;[.K5]" style:apply-style-name="Bad" style:base-cell-address="Sheet1.C27"/>
    </style:style>
    <style:style style:name="ce28" style:family="table-cell" style:parent-style-name="Default">
      <style:map style:condition="cell-content()&lt;[.H5]" style:apply-style-name="Bad" style:base-cell-address="Sheet1.C28"/>
      <style:map style:condition="cell-content()&gt;=[.H5]" style:apply-style-name="Good" style:base-cell-address="Sheet1.C28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age: Election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ys Required</text:p>
          </table:table-cell>
          <table:table-cell table:style-name="ce2" office:value-type="string" calcext:value-type="string">
            <text:p>Days / Turn Min</text:p>
          </table:table-cell>
          <table:table-cell table:style-name="ce2" office:value-type="string" calcext:value-type="string">
            <text:p>Days / Turn Max</text:p>
          </table:table-cell>
          <table:table-cell table:style-name="ce2" office:value-type="string" calcext:value-type="string">
            <text:p>Required (Min) Events</text:p>
          </table:table-cell>
          <table:table-cell table:style-name="ce2" office:value-type="string" calcext:value-type="string">
            <text:p>Max Event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" office:value-type="string" calcext:value-type="string">
            <text:p>Election</text:p>
          </table:table-cell>
          <table:table-cell office:value-type="float" office:value="481" calcext:value-type="float">
            <text:p>48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3] / [.I3])" office:value-type="float" office:value="14" calcext:value-type="float">
            <text:p>14</text:p>
          </table:table-cell>
          <table:table-cell table:formula="of:= CEILING([.H3] / [.J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 Elect</text:p>
          </table:table-cell>
          <table:table-cell table:formula="of:=554 - [.H3]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 CEILING([.H4] / [.I4])" office:value-type="float" office:value="3" calcext:value-type="float">
            <text:p>3</text:p>
          </table:table-cell>
          <table:table-cell table:formula="of:= CEILING([.H4] / [.J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table:formula="of:= 2015 - 554" office:value-type="float" office:value="1461" calcext:value-type="float">
            <text:p>1461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formula="of:= CEILING([.H5] / [.I5])" office:value-type="float" office:value="18" calcext:value-type="float">
            <text:p>18</text:p>
          </table:table-cell>
          <table:table-cell table:formula="of:= CEILING([.H5] / [.J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13" table:formula="of:=SUM([.H3:.H5])" office:value-type="float" office:value="2015" calcext:value-type="float">
            <text:p>2015</text:p>
          </table:table-cell>
          <table:table-cell table:style-name="ce13" table:number-columns-repeated="2"/>
          <table:table-cell table:style-name="ce13" table:formula="of:=SUM([.K3:.K5])" office:value-type="float" office:value="35" calcext:value-type="float">
            <text:p>35</text:p>
          </table:table-cell>
          <table:table-cell table:style-name="ce13" table:formula="of:=SUM([.L3:.L5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exta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 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4" table:formula="of:=SUM([.B3:.B9])" office:value-type="float" office:value="15" calcext:value-type="float">
            <text:p>15</text:p>
          </table:table-cell>
          <table:table-cell table:style-name="ce8" table:formula="of:=SUM([.C3:.C9])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5" table:formula="of:=[.B10]*[.I3]" office:value-type="float" office:value="525" calcext:value-type="float">
            <text:p>525</text:p>
          </table:table-cell>
          <table:table-cell table:style-name="ce9" table:formula="of:=[.C10]*[.J3]" office:value-type="float" office:value="945" calcext:value-type="float">
            <text:p>94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Stage: President Elect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ident Elec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6" table:formula="of:=SUM([.B16:.B17])" office:value-type="float" office:value="4" calcext:value-type="float">
            <text:p>4</text:p>
          </table:table-cell>
          <table:table-cell table:style-name="ce10" table:formula="of:=SUM([.C16:.C17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7" table:formula="of:=[.B18]*[.I4]" office:value-type="float" office:value="140" calcext:value-type="float">
            <text:p>140</text:p>
          </table:table-cell>
          <table:table-cell table:style-name="ce11" table:formula="of:=[.C18]*[.J4]"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tage: President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in Events</text:p>
          </table:table-cell>
          <table:table-cell table:style-name="ce2" office:value-type="string" calcext:value-type="string">
            <text:p>Max Ev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oris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mate Cha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 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otal Events</text:p>
          </table:table-cell>
          <table:table-cell table:style-name="ce21" table:formula="of:=SUM([.B23:.B26])" office:value-type="float" office:value="18" calcext:value-type="float">
            <text:p>18</text:p>
          </table:table-cell>
          <table:table-cell table:style-name="ce27" table:formula="of:=SUM([.C23:.C26])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otal Days</text:p>
          </table:table-cell>
          <table:table-cell table:style-name="ce22" table:formula="of:=[.B27]*[.I5]" office:value-type="float" office:value="1530" calcext:value-type="float">
            <text:p>1530</text:p>
          </table:table-cell>
          <table:table-cell table:style-name="ce28" table:formula="of:=[.C27]*[.J5]" office:value-type="float" office:value="2470" calcext:value-type="float">
            <text:p>2470</text:p>
          </table:table-cell>
          <table:table-cell table:number-columns-repeated="9"/>
        </table:table-row>
        <calcext:conditional-formats>
          <calcext:conditional-format calcext:target-range-address="Sheet1.B11:Sheet1.B11">
            <calcext:condition calcext:apply-style-name="Good" calcext:value="&gt;[.H3]" calcext:base-cell-address="Sheet1.B11"/>
            <calcext:condition calcext:apply-style-name="Bad" calcext:value="&lt;[.H3]" calcext:base-cell-address="Sheet1.B11"/>
          </calcext:conditional-format>
          <calcext:conditional-format calcext:target-range-address="Sheet1.C11:Sheet1.C11">
            <calcext:condition calcext:apply-style-name="Bad" calcext:value="&lt;[.H3]" calcext:base-cell-address="Sheet1.C11"/>
            <calcext:condition calcext:apply-style-name="Good" calcext:value="&gt;=[.H3]" calcext:base-cell-address="Sheet1.C11"/>
          </calcext:conditional-format>
          <calcext:conditional-format calcext:target-range-address="Sheet1.B19:Sheet1.B19">
            <calcext:condition calcext:apply-style-name="Good" calcext:value="&gt;[.H4]" calcext:base-cell-address="Sheet1.B19"/>
            <calcext:condition calcext:apply-style-name="Bad" calcext:value="&lt;[.H4]" calcext:base-cell-address="Sheet1.B19"/>
          </calcext:conditional-format>
          <calcext:conditional-format calcext:target-range-address="Sheet1.C19:Sheet1.C19">
            <calcext:condition calcext:apply-style-name="Bad" calcext:value="&lt;[.H4]" calcext:base-cell-address="Sheet1.C19"/>
            <calcext:condition calcext:apply-style-name="Good" calcext:value="&gt;=[.H4]" calcext:base-cell-address="Sheet1.C19"/>
          </calcext:conditional-format>
          <calcext:conditional-format calcext:target-range-address="Sheet1.B18:Sheet1.B18">
            <calcext:condition calcext:apply-style-name="Good" calcext:value="&gt;=[.K4]" calcext:base-cell-address="Sheet1.B18"/>
            <calcext:condition calcext:apply-style-name="Bad" calcext:value="&lt;[.K4]" calcext:base-cell-address="Sheet1.B18"/>
          </calcext:conditional-format>
          <calcext:conditional-format calcext:target-range-address="Sheet1.C18:Sheet1.C18">
            <calcext:condition calcext:apply-style-name="Good" calcext:value="&gt;=[.K4]" calcext:base-cell-address="Sheet1.C18"/>
            <calcext:condition calcext:apply-style-name="Bad" calcext:value="&lt;[.K4]" calcext:base-cell-address="Sheet1.C18"/>
          </calcext:conditional-format>
          <calcext:conditional-format calcext:target-range-address="Sheet1.B10:Sheet1.B10">
            <calcext:condition calcext:apply-style-name="Good" calcext:value="&gt;=[.K3]" calcext:base-cell-address="Sheet1.B10"/>
            <calcext:condition calcext:apply-style-name="Bad" calcext:value="&lt;[.K3]" calcext:base-cell-address="Sheet1.B10"/>
          </calcext:conditional-format>
          <calcext:conditional-format calcext:target-range-address="Sheet1.C10:Sheet1.C10">
            <calcext:condition calcext:apply-style-name="Good" calcext:value="&gt;=[.K3]" calcext:base-cell-address="Sheet1.C10"/>
            <calcext:condition calcext:apply-style-name="Bad" calcext:value="&lt;[.K3]" calcext:base-cell-address="Sheet1.C10"/>
          </calcext:conditional-format>
          <calcext:conditional-format calcext:target-range-address="Sheet1.B27:Sheet1.B27">
            <calcext:condition calcext:apply-style-name="Good" calcext:value="&gt;=[.K5]" calcext:base-cell-address="Sheet1.B27"/>
            <calcext:condition calcext:apply-style-name="Bad" calcext:value="&lt;[.K5]" calcext:base-cell-address="Sheet1.B27"/>
          </calcext:conditional-format>
          <calcext:conditional-format calcext:target-range-address="Sheet1.C27:Sheet1.C27">
            <calcext:condition calcext:apply-style-name="Good" calcext:value="&gt;=[.K5]" calcext:base-cell-address="Sheet1.C27"/>
            <calcext:condition calcext:apply-style-name="Bad" calcext:value="&lt;[.K5]" calcext:base-cell-address="Sheet1.C27"/>
          </calcext:conditional-format>
          <calcext:conditional-format calcext:target-range-address="Sheet1.B28:Sheet1.B28">
            <calcext:condition calcext:apply-style-name="Good" calcext:value="&gt;[.H5]" calcext:base-cell-address="Sheet1.B28"/>
            <calcext:condition calcext:apply-style-name="Bad" calcext:value="&lt;[.H5]" calcext:base-cell-address="Sheet1.B28"/>
          </calcext:conditional-format>
          <calcext:conditional-format calcext:target-range-address="Sheet1.C28:Sheet1.C28">
            <calcext:condition calcext:apply-style-name="Bad" calcext:value="&lt;[.H5]" calcext:base-cell-address="Sheet1.C28"/>
            <calcext:condition calcext:apply-style-name="Good" calcext:value="&gt;=[.H5]" calcext:base-cell-address="Sheet1.C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6:26:32.956210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2:00:26.861198068</meta:creation-date>
    <dc:date>2017-07-31T20:56:01.714067127</dc:date>
    <meta:editing-duration>PT1H11M8S</meta:editing-duration>
    <meta:editing-cycles>10</meta:editing-cycles>
    <meta:generator>LibreOffice/5.3.1.2$Linux_X86_64 LibreOffice_project/30m0$Build-2</meta:generator>
    <meta:document-statistic meta:table-count="1" meta:cell-count="97" meta:object-count="0"/>
  </office:meta>
</office:document-meta>
</file>